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694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olítica de Privacidade</text:p>
      <text:p text:style-name="Standard"/>
      <text:p text:style-name="Standard">Esta Política de Privacidade descreve como coletamos, usamos, armazenamos e protegemos as informações pessoais fornecidas por você ao utilizar nosso site/aplicativo/serviço. Valorizamos a sua privacidade e estamos comprometidos em proteger seus dados pessoais. Recomendamos que você leia atentamente esta política antes de fornecer qualquer informação pessoal.</text:p>
      <text:p text:style-name="Standard"/>
      <text:p text:style-name="Standard">1. Informações Coletadas</text:p>
      <text:p text:style-name="Standard"/>
      <text:p text:style-name="Standard">Ao utilizar nosso site/aplicativo/serviço, podemos coletar as seguintes informações pessoais:</text:p>
      <text:p text:style-name="Standard"/>
      <text:p text:style-name="Standard">1.1. Informações de Identificação: Podemos solicitar seu nome, endereço, número de telefone, endereço de e-mail, CPF e outros dados de identificação quando você cria uma conta, se registra em nosso site/aplicativo/serviço ou nos fornece essas informações de outras formas.</text:p>
      <text:p text:style-name="Standard"/>
      <text:p text:style-name="Standard">1.2. Informações de Contato: Podemos coletar seu endereço, CEP e outras informações de contato para processar transações, enviar informações solicitadas ou fornecer suporte ao cliente.</text:p>
      <text:p text:style-name="Standard"/>
      <text:p text:style-name="Standard">1.3. Informações de Uso: Podemos coletar informações sobre como você utiliza nosso site/aplicativo/serviço, incluindo dados de acesso, endereço IP, tipo de navegador, páginas visitadas, tempos de acesso e outras informações de diagnóstico.</text:p>
      <text:p text:style-name="Standard"/>
      <text:p text:style-name="Standard">2. Uso das Informações</text:p>
      <text:p text:style-name="Standard"/>
      <text:p text:style-name="Standard">Utilizamos as informações coletadas para os seguintes propósitos:</text:p>
      <text:p text:style-name="Standard"/>
      <text:p text:style-name="Standard">2.1. Fornecer e Personalizar os Serviços: Utilizamos suas informações para operar, manter e melhorar nosso site/aplicativo/serviço, bem como personalizar sua experiência de uso.</text:p>
      <text:p text:style-name="Standard"/>
      <text:p text:style-name="Standard">2.2. Processar Transações: Utilizamos suas informações para processar transações, como compras, pedidos ou pagamentos.</text:p>
      <text:p text:style-name="Standard"/>
      <text:p text:style-name="Standard">2.3. Comunicação e Suporte: Utilizamos suas informações para nos comunicar com você, responder a suas perguntas e fornecer suporte ao cliente.</text:p>
      <text:p text:style-name="Standard"/>
      <text:p text:style-name="Standard">2.4. Fins Legais: Podemos utilizar suas informações para cumprir com obrigações legais, proteger nossos direitos legais ou responder a solicitações legais de autoridades competentes.</text:p>
      <text:p text:style-name="Standard"/>
      <text:p text:style-name="Standard">3. Compartilhamento de Informações</text:p>
      <text:p text:style-name="Standard"/>
      <text:p text:style-name="Standard">3.1. Terceiros de Confiança: Podemos compartilhar suas informações com terceiros de confiança que nos auxiliam na prestação dos serviços, desde que esses terceiros concordem em manter suas informações confidenciais e utilizá-las apenas de acordo com nossas instruções.</text:p>
      <text:p text:style-name="Standard"/>
      <text:p text:style-name="Standard">3.2. Consentimento: Podemos compartilhar suas informações com terceiros mediante seu consentimento expresso.</text:p>
      <text:p text:style-name="Standard"/>
      <text:p text:style-name="Standard">3.3. Cumprimento da Lei: Podemos compartilhar suas informações para cumprir com obrigações legais, responder a solicitações de autoridades competentes, fazer cumprir nossos termos e políticas ou proteger nossos direitos, privacidade, segurança ou propriedade.</text:p>
      <text:p text:style-name="Standard"/>
      <text:p text:style-name="Standard">4. Segurança das Informações</text:p>
      <text:p text:style-name="Standard"><text:soft-page-break/></text:p>
      <text:p text:style-name="Standard">Tomamos medidas adequadas para proteger suas informações pessoais contra acesso não autorizado, uso indevido, alteração ou destruição. No entanto, nenhum método de transmissão pela Internet ou armazenamento eletrônico é 100% seguro, e não podemos garantir sua segurança absoluta.</text:p>
      <text:p text:style-name="Standard"/>
      <text:p text:style-name="Standard">5. Seus Direitos</text:p>
      <text:p text:style-name="Standard"/>
      <text:p text:style-name="Standard">Você tem o direito de acessar, corrigir, atualizar ou excluir suas informações</text:p>
      <text:p text:style-name="Standard"/>
      <text:p text:style-name="Standard"><text:s/>pessoais. Se desejar exercer esses direitos, entre em contato conosco através dos canais fornecidos neste site/aplicativo/serviço.</text:p>
      <text:p text:style-name="Standard"/>
      <text:p text:style-name="Standard">6. Alterações na Política de Privacidade</text:p>
      <text:p text:style-name="Standard"/>
      <text:p text:style-name="Standard">Reservamo-nos o direito de atualizar ou modificar esta Política de Privacidade a qualquer momento, sem aviso prévio. Recomendamos que você reveja periodicamente esta política para estar ciente de quaisquer alterações.</text:p>
      <text:p text:style-name="Standard"/>
      <text:p text:style-name="Standard">7. Contato</text:p>
      <text:p text:style-name="Standard"/>
      <text:p text:style-name="Standard">Se você tiver alguma dúvida, preocupação ou sugestão relacionada a esta Política de Privacidade ou ao uso de suas informações pessoais, entre em contato conosco por meio dos canais fornecidos neste site/aplicativo/serviço.</text:p>
      <text:p text:style-name="Standard"/>
      <text:p text:style-name="Standard">Última atualização: <text:span text:style-name="T1">24/05/2023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4T21:59:21.909000000</meta:creation-date>
    <dc:date>2023-05-24T21:59:47.854000000</dc:date>
    <meta:editing-duration>PT26S</meta:editing-duration>
    <meta:editing-cycles>1</meta:editing-cycles>
    <meta:document-statistic meta:table-count="0" meta:image-count="0" meta:object-count="0" meta:page-count="2" meta:paragraph-count="27" meta:word-count="484" meta:character-count="3621" meta:non-whitespace-character-count="3163"/>
    <meta:generator>LibreOffice/7.5.0.3$Windows_X86_64 LibreOffice_project/c21113d003cd3efa8c53188764377a8272d9d6de</meta:generator>
  </office:meta>
</office:document-meta>
</file>